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</office:automatic-styles>
  <office:body>
    <office:text text:use-soft-page-breaks="true">
      <text:p text:style-name="P1">Sehr geehrte meine Damen und Herren,</text:p>
      <text:p text:style-name="P2">Ich bin Sudip Ghimire, Einwohner der Humboldtring 21, 14473 Potsdam.<text:s/>Geburtsdatum 23-08-1993.<text:s/>Ich bin<text:s/>gerade<text:s/>Student vom<text:s/>Beruf.<text:s/>Ich<text:s/>habe während meines<text:s/>Studiums<text:s/>einige<text:s/>Module<text:s/>in IT gehabt und auch erfolgreich bestanden. Schon von der Zeit hat mein<text:s/>Interesse<text:s/>immer<text:s/>mehr<text:s/>an IT entwickelt und war immer suche<text:s/>nach einer passenden Weiterbildung<text:s/>in IT für einen<text:s/>Karriere<text:s/>Wechsel. Dann nach einigen<text:s/>Recherchieren<text:s/>habe<text:s/>Ich herausgefunden,<text:s/>dass eine<text:s/>Weiterbildung<text:s/>in<text:s/>IT-Kurse<text:s/>zum Beispiel<text:s/>wie<text:s/>Web<text:s/>Developer<text:s/>für mich<text:s/>eine<text:s/>sehr gute<text:s/>Alternative<text:s/>sein kann um meine<text:s/>Karriere<text:s/>zu<text:s/>wechseln<text:s/>und mein Leben zu<text:s/>verändern.<text:s/></text:p>
      <text:p text:style-name="P3">Da es<text:s/>auch gerade Mangel<text:s/>an<text:s/>IT-Fachkräfte<text:s/>in<text:s/>Arbeitsmarkt<text:s/>gibt,<text:s/>sehe ich meine<text:s/>Zukunft<text:s/>nach erfolgreicher Weiterbildung<text:s/>in sehr kurzem<text:s/>Zeitraum<text:s/>sehr sicher.<text:s/></text:p>
      <text:p text:style-name="P4">Da ich bislang Student bin, bin ich in schlechter Finanzierung Lage um von Instituten angeboten Kurse selbst zu finanzieren. Daher möchte ich gerne bei Ihnen um eine Bildungsgutschein beantragen.<text:s/></text:p>
      <text:p text:style-name="P5">Ich warte auf ihre eine schnelle und positive Rückmeldung.</text:p>
      <text:p text:style-name="Normal"/>
      <text:p text:style-name="Normal">Kontakt:</text:p>
      <text:p text:style-name="Normal"><text:a xlink:href="mailto:innocentsudip@yahoo.com" office:target-frame-name="_top" xlink:show="replace"><text:span text:style-name="Hyperlink">innocentsudip@yahoo.com</text:span></text:a></text:p>
      <text:p text:style-name="Normal">0174334496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TableofFigures" style:display-name="Table of Figures" style:family="paragraph" style:parent-style-name="Normal" style:next-style-name="Normal" style:auto-update="true">
      <style:paragraph-properties fo:margin-bottom="0in" fo:line-height="106%"/>
      <style:text-properties style:font-name="Arial" style:font-name-asian="Calibri" style:font-name-complex="Mangal" fo:hyphenate="false"/>
    </style:style>
    <style:style style:name="TableofAuthorities" style:display-name="Table of Authorities" style:family="paragraph" style:parent-style-name="Normal" style:next-style-name="Normal" style:auto-update="true">
      <style:paragraph-properties fo:margin-bottom="0in" fo:line-height="106%" fo:margin-left="0.1527in" fo:text-indent="-0.1527in">
        <style:tab-stops/>
      </style:paragraph-properties>
      <style:text-properties style:font-name="Arial" style:font-name-asian="Calibri" style:font-name-complex="Mangal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himire, Sudip</meta:initial-creator>
    <dc:creator>Ghimire, Sudip</dc:creator>
    <meta:creation-date>2023-01-31T12:56:00Z</meta:creation-date>
    <dc:date>2023-01-31T17:01:00Z</dc:date>
    <meta:template xlink:href="Normal" xlink:type="simple"/>
    <meta:editing-cycles>2</meta:editing-cycles>
    <meta:editing-duration>PT0S</meta:editing-duration>
    <meta:user-defined meta:name="GrammarlyDocumentId">9e7813d0-4f49-49d9-9c1b-ac484603ac30</meta:user-defined>
    <meta:document-statistic meta:page-count="1" meta:paragraph-count="2" meta:word-count="157" meta:character-count="1147" meta:row-count="8" meta:non-whitespace-character-count="992"/>
  </office:meta>
</office:document-meta>
</file>